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000000" style:font-name="Arial1" fo:font-size="11pt" fo:font-weight="normal" style:font-name-asian="Arial"/>
    </style:style>
    <style:style style:name="P25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6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28" style:family="paragraph" style:parent-style-name="Standard" style:list-style-name="L10">
      <style:text-properties style:font-name="Arial" style:font-name-asian="Arial"/>
    </style:style>
    <style:style style:name="P29" style:family="paragraph" style:parent-style-name="Standard" style:list-style-name="L11">
      <style:text-properties style:font-name="Arial" style:font-name-asian="Arial"/>
    </style:style>
    <style:style style:name="P30" style:family="paragraph" style:parent-style-name="Standard" style:list-style-name="L12">
      <style:text-properties style:font-name="Arial" style:font-name-asian="Arial"/>
    </style:style>
    <style:style style:name="P31" style:family="paragraph" style:parent-style-name="Standard" style:list-style-name="L13"/>
    <style:style style:name="P32" style:family="paragraph" style:parent-style-name="Standard" style:list-style-name="L15">
      <style:text-properties fo:font-size="11pt" style:font-size-asian="11pt" style:font-size-complex="11pt"/>
    </style:style>
    <style:style style:name="P33" style:family="paragraph" style:parent-style-name="Preformatted_20_Text" style:list-style-name="L6"/>
    <style:style style:name="P34" style:family="paragraph" style:parent-style-name="Heading_20_1">
      <style:text-properties style:font-name="Arial" style:font-name-asian="Arial"/>
    </style:style>
    <style:style style:name="P35" style:family="paragraph" style:parent-style-name="List_20_Contents" style:list-style-name="L3"/>
    <style:style style:name="P36" style:family="paragraph" style:parent-style-name="Text_20_body">
      <style:text-properties style:font-name="Arial" style:font-name-asian="Arial"/>
    </style:style>
    <style:style style:name="P37" style:family="paragraph" style:parent-style-name="Text_20_body" style:list-style-name="L1">
      <style:text-properties style:font-name="Arial" style:font-name-asian="Arial"/>
    </style:style>
    <style:style style:name="P38" style:family="paragraph" style:parent-style-name="Text_20_body" style:list-style-name="L2">
      <style:text-properties style:font-name="Arial" style:font-name-asian="Arial"/>
    </style:style>
    <style:style style:name="P39" style:family="paragraph" style:parent-style-name="Text_20_body" style:list-style-name="L3">
      <style:text-properties style:font-name="Arial" style:font-name-asian="Arial"/>
    </style:style>
    <style:style style:name="P40" style:family="paragraph" style:parent-style-name="Text_20_body" style:list-style-name="L4">
      <style:text-properties style:font-name="Arial" style:font-name-asian="Arial"/>
    </style:style>
    <style:style style:name="P41" style:family="paragraph" style:parent-style-name="Text_20_body" style:list-style-name="L5">
      <style:text-properties style:font-name="Arial" style:font-name-asian="Arial"/>
    </style:style>
    <style:style style:name="P42" style:family="paragraph" style:parent-style-name="Text_20_body" style:list-style-name="L13">
      <style:text-properties style:font-name="Arial" style:font-name-asian="Arial"/>
    </style:style>
    <style:style style:name="P43" style:family="paragraph" style:parent-style-name="Text_20_body" style:list-style-name="L5"/>
    <style:style style:name="P44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45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46" style:family="paragraph" style:parent-style-name="Text_20_body" style:list-style-name="L6"/>
    <style:style style:name="P47" style:family="paragraph" style:parent-style-name="Text_20_body" style:list-style-name="L6">
      <style:text-properties style:font-name="Arial1" fo:font-size="11pt" fo:font-weight="normal" style:font-name-asian="Arial"/>
    </style:style>
    <style:style style:name="P48" style:family="paragraph" style:parent-style-name="Text_20_body" style:list-style-name="L8"/>
    <style:style style:name="P49" style:family="paragraph" style:parent-style-name="Text_20_body" style:list-style-name="L9"/>
    <style:style style:name="P50" style:family="paragraph" style:parent-style-name="Text_20_body" style:list-style-name="L13"/>
    <style:style style:name="P51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52" style:family="paragraph" style:parent-style-name="Text_20_body" style:list-style-name="L14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569cd6" style:font-name="Consolas" fo:font-size="10.5pt" fo:font-weight="normal"/>
    </style:style>
    <style:style style:name="T22" style:family="text">
      <style:text-properties fo:color="#569cd6" style:font-name="Consolas" fo:font-size="10.5pt" fo:font-weight="normal" fo:background-color="#1e1e1e"/>
    </style:style>
    <style:style style:name="T23" style:family="text">
      <style:text-properties fo:color="#9cdcfe"/>
    </style:style>
    <style:style style:name="T24" style:family="text">
      <style:text-properties fo:color="#9cdcfe" fo:font-size="10.5pt" fo:font-weight="normal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dcdcaa"/>
    </style:style>
    <style:style style:name="T28" style:family="text">
      <style:text-properties fo:color="#dcdcaa" fo:font-size="10.5pt" fo:font-weight="normal"/>
    </style:style>
    <style:style style:name="T29" style:family="text">
      <style:text-properties fo:color="#dcdcaa" style:font-name="Consolas" fo:font-size="10.5pt" fo:font-weight="normal"/>
    </style:style>
    <style:style style:name="T30" style:family="text">
      <style:text-properties fo:color="#dcdcaa" style:font-name="Consolas" fo:font-size="10.5pt" fo:font-weight="normal" fo:background-color="#1e1e1e"/>
    </style:style>
    <style:style style:name="T31" style:family="text">
      <style:text-properties fo:color="#b5cea8"/>
    </style:style>
    <style:style style:name="T32" style:family="text">
      <style:text-properties fo:color="#b5cea8" fo:font-size="10.5pt" fo:font-weight="normal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font-size="10.5pt" fo:font-weight="normal"/>
    </style:style>
    <style:style style:name="T35" style:family="text">
      <style:text-properties style:font-name="Arial" style:font-name-asian="Arial"/>
    </style:style>
    <style:style style:name="T36" style:family="text">
      <style:text-properties style:font-name="Arial" fo:font-weight="bold" style:font-name-asian="Arial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Consolas" fo:font-size="10.5pt" fo:font-weight="normal"/>
    </style:style>
    <style:style style:name="T39" style:family="text">
      <style:text-properties fo:color="#d4d4d4" fo:background-color="#1e1e1e"/>
    </style:style>
    <style:style style:name="T40" style:family="text">
      <style:text-properties fo:color="#d4d4d4" style:font-name="Consolas" fo:font-size="10.5pt" fo:font-weight="normal" fo:background-color="#1e1e1e"/>
    </style:style>
    <style:style style:name="T41" style:family="text">
      <style:text-properties fo:color="#4ec9b0" style:font-name="Consolas" fo:font-size="10.5pt" fo:font-weight="normal" fo:background-color="#1e1e1e"/>
    </style:style>
    <style:style style:name="T42" style:family="text">
      <style:text-properties fo:color="#c586c0" style:font-name="Consolas" fo:font-size="10.5pt" fo:font-weight="normal"/>
    </style:style>
    <style:style style:name="T43" style:family="text">
      <style:text-properties fo:color="#ce9178" style:font-name="Consolas" fo:font-size="10.5pt" fo:font-weight="normal"/>
    </style:style>
    <style:style style:name="T44" style:family="text">
      <style:text-properties fo:color="#ce9178" style:font-name="Consolas" fo:font-size="10.5pt" fo:font-weight="normal" fo:background-color="#1e1e1e"/>
    </style:style>
    <style:style style:name="T45" style:family="text">
      <style:text-properties style:font-name-asian="Arial"/>
    </style:style>
    <style:style style:name="T46" style:family="text">
      <style:text-properties style:font-name="Arial1" fo:font-size="11pt" style:font-name-asian="Arial"/>
    </style:style>
    <style:style style:name="T47" style:family="text">
      <style:text-properties style:font-name="Arial1" fo:font-size="11pt" fo:background-color="transparent" style:font-name-asian="Arial"/>
    </style:style>
    <style:style style:name="T48" style:family="text">
      <style:text-properties style:font-name="Arial1" fo:font-size="11pt" fo:font-weight="normal" style:font-name-asian="Arial"/>
    </style:style>
    <style:style style:name="T49" style:family="text">
      <style:text-properties fo:color="#808080"/>
    </style:style>
    <style:style style:name="T50" style:family="text">
      <style:text-properties fo:color="#800000"/>
    </style:style>
    <style:style style:name="T51" style:family="text">
      <style:text-properties fo:color="#ffffff"/>
    </style:style>
    <style:style style:name="T52" style:family="text">
      <style:text-properties fo:color="#ff8c00"/>
    </style:style>
    <style:style style:name="T53" style:family="text">
      <style:text-properties fo:color="#800080"/>
    </style:style>
    <style:style style:name="T54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7">Sprache umstellen<text:tab/>1</text:p>
          <text:p text:style-name="P27">Items konsumieren<text:tab/>1</text:p>
          <text:p text:style-name="P27">Plugins Used and Order<text:tab/>2</text:p>
          <text:p text:style-name="P27">Plugin Incompatibilities<text:tab/>2</text:p>
          <text:p text:style-name="P27">YEP_QuestJournal<text:tab/>3</text:p>
          <text:p text:style-name="P27">YEP_X_AnimatedSV_Enemys<text:tab/>5</text:p>
          <text:p text:style-name="P27">Region-Definition<text:tab/>5</text:p>
          <text:p text:style-name="P27">Switches<text:tab/>5</text:p>
          <text:p text:style-name="P27">Text-Color<text:tab/>6</text:p>
          <text:p text:style-name="P27">self-Variables and CustomConditionalPages<text:tab/>6</text:p>
          <text:p text:style-name="P27">Tease Mechanic<text:tab/>6</text:p>
          <text:p text:style-name="P27">ScriptCodes<text:tab/>7</text:p>
          <text:p text:style-name="P27">Character-Animations<text:tab/>7</text:p>
          <text:p text:style-name="P27">Animation Patterns (img/animations)<text:tab/>8</text:p>
          <text:p text:style-name="P27">About Tileset Builder (why is this so complicated)<text:tab/>8</text:p>
        </text:index-body>
      </text:table-of-content>
      <text:p text:style-name="P11"/>
      <text:h text:style-name="P34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ItemCallScript<text:tab/><text:tab/>lets you run code on item use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MrTS_EventNames<text:tab/>for labeling Events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Text_20_body">NeMV_OnStepEffect<text:tab/>over time change on map</text:p>
      <text:p text:style-name="Text_20_body">SRD_GoldWindowCustomizer<text:tab/>to display Essence as money (also change Item-limit in YEP_CoreEngine setting !)</text:p>
      <text:h text:style-name="P34" text:outline-level="1"><text:soft-page-break/>Plugin Incompatibilities</text:h>
      <text:p text:style-name="P20">- Hime_LevelUpEvents causes crash together with ICF_MainUtilitys because reserving common event with id=0</text:p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3">index</text:span> = <text:span text:style-name="T23">actor</text:span>.<text:span text:style-name="T27">equipSlots</text:span>().<text:span text:style-name="T27">indexOf</text:span>(<text:span text:style-name="T19">this</text:span>.<text:span text:style-name="T23">_params</text:span>[<text:span text:style-name="T31">1</text:span>]) + <text:span text:style-name="T31">1</text:span>;</text:p>
      <text:p text:style-name="P15">    <text:span text:style-name="T24">actor</text:span><text:span text:style-name="T34">.</text:span><text:span text:style-name="T28">changeEquipById</text:span><text:span text:style-name="T34">(</text:span><text:span text:style-name="T24">index</text:span><text:span text:style-name="T34">, </text:span><text:span text:style-name="T20">this</text:span><text:span text:style-name="T34">.</text:span><text:span text:style-name="T24">_params</text:span><text:span text:style-name="T34">[</text:span><text:span text:style-name="T32">2</text:span><text:span text:style-name="T34">]);</text:span></text:p>
      <text:p text:style-name="P20"/>
      <text:list xml:id="list662545406053320444" text:style-name="L1">
        <text:list-item>
          <text:p text:style-name="P37">DashStamina not working</text:p>
        </text:list-item>
      </text:list>
      <text:p text:style-name="P20"/>
      <text:list xml:id="list3532786455035178445" text:style-name="L2">
        <text:list-item>
          <text:p text:style-name="P38">disabled Way_ItemTPCost because there is no BattleManagerin Scene</text:p>
          <text:p text:style-name="P38">Window_ItemList.prototype.isEnabled = function (item) {</text:p>
          <text:p text:style-name="P38"><text:s/>return BattleManager.actor().canUse(item) &amp;&amp; $gameParty.canUse(item);</text:p>
        </text:list-item>
      </text:list>
      <text:p text:style-name="P20"/>
      <text:list xml:id="list7142166004930810506" text:style-name="L3">
        <text:list-item>
          <text:p text:style-name="P39">disabled YED_TransferStealStates; why is this used on items ?</text:p>
          <text:p text:style-name="P35"><text:span text:style-name="T39"> </text:span><text:span text:style-name="T41">Game_Action</text:span><text:span text:style-name="T40">.</text:span><text:span text:style-name="T26">prototype</text:span><text:span text:style-name="T40">.</text:span><text:span text:style-name="T30">testApply</text:span><text:span text:style-name="T40"> = </text:span><text:span text:style-name="T22">function</text:span><text:span text:style-name="T40">(</text:span><text:span text:style-name="T26">target</text:span><text:span text:style-name="T40">) {</text:span></text:p>
        </text:list-item>
      </text:list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steal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if</text:span><text:span text:style-name="T38"> (</text:span><text:span text:style-name="T21">this</text:span><text:span text:style-name="T38">.</text:span><text:span text:style-name="T29">getTransferStealStates</text:span><text:span text:style-name="T38">(</text:span><text:span text:style-name="T25">target</text:span><text:span text:style-name="T38">, </text:span><text:span text:style-name="T43">'transfer'</text:span><text:span text:style-name="T38">).</text:span><text:span text:style-name="T25">length</text:span><text:span text:style-name="T38"> &gt; </text:span><text:span text:style-name="T33">0</text:span><text:span text:style-name="T38">) {</text:span></text:p>
      <text:p text:style-name="List_20_Contents">            <text:span text:style-name="T42">return</text:span><text:span text:style-name="T38"> </text:span><text:span text:style-name="T21">true</text:span><text:span text:style-name="T38">;</text:span></text:p>
      <text:p text:style-name="List_20_Contents">        <text:span text:style-name="T38">}</text:span></text:p>
      <text:p text:style-name="List_20_Contents"/>
      <text:p text:style-name="List_20_Contents">        <text:span text:style-name="T42">return</text:span><text:span text:style-name="T38"> </text:span><text:span text:style-name="T25">_Game_Action_testApply</text:span><text:span text:style-name="T38">.</text:span><text:span text:style-name="T29">call</text:span><text:span text:style-name="T38">(</text:span><text:span text:style-name="T21">this</text:span><text:span text:style-name="T38">, </text:span><text:span text:style-name="T25">target</text:span><text:span text:style-name="T38">);</text:span></text:p>
      <text:p text:style-name="List_20_Contents">    <text:span text:style-name="T38">};</text:span></text:p>
      <text:p text:style-name="P20"/>
      <text:list xml:id="list5565217309600276784" text:style-name="L4">
        <text:list-item>
          <text:p text:style-name="P40">Yep_BattleStatusWindow; ICF_StatusMenu is overwriting drawGaugeArea() and Gauges dont fit</text:p>
          <text:p text:style-name="P40">You have also to configure gauge-width to 400 if using hp/mp/tp/lust in plugin (100 per gauge)</text:p>
        </text:list-item>
      </text:list>
      <text:h text:style-name="Heading_20_1" text:outline-level="1"><text:soft-page-break/>YEP_QuestJournal</text:h>
      <text:list xml:id="list157920409746845060" text:style-name="L5">
        <text:list-item>
          <text:p text:style-name="P41">see help how to integrate into YEP_MainMenuManager</text:p>
        </text:list-item>
        <text:list-item>
          <text:p text:style-name="P41">to use GALV_TimedMessagePopup add something like this in Lunatic mode: </text:p>
          <text:p text:style-name="P41">SceneManager._scene.createCaptionWindow(-1,120,["new quest" + questId],[],-60)</text:p>
          <text:p text:style-name="P41"/>
        </text:list-item>
        <text:list-item>
          <text:p text:style-name="P43"><text:span text:style-name="T45">to add more then 100 Quest add more params in plugin-comment and increas</text:span><text:span text:style-name="T46">e limi</text:span><text:span text:style-name="T47">t in code </text:span><text:span text:style-name="T7">DataManager.questDatabaseCreate</text:span></text:p>
        </text:list-item>
        <text:list-item>
          <text:p text:style-name="P44">how to import quest from external file? <text:s text:c="2"/>See GALV_QUESTLog</text:p>
        </text:list-item>
      </text:list>
      <text:p text:style-name="P24"/>
      <text:list xml:id="list227107607370649827" text:style-name="L6">
        <text:list-item>
          <text:p text:style-name="P46"><text:span text:style-name="T8">use </text:span><text:span text:style-name="T48">$gameSystem.isQuestKnown(101) in Event-Branch to check if Quest started</text:span></text:p>
        </text:list-item>
        <text:list-item>
          <text:p text:style-name="P47">use $gameSystem.isQuestObjectiveUncleared(101, 1) to check quest state (quest has to be known)</text:p>
        </text:list-item>
        <text:list-item>
          <text:p text:style-name="P46"><text:span text:style-name="T48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46"><text:span text:style-name="T48">use this to progress through quest </text:span><text:span text:style-name="T8"><text:s text:c="6"/></text:span></text:p>
          <text:p text:style-name="P33"><text:span text:style-name="T8">◆</text:span><text:span text:style-name="T14">Plugin Command：</text:span><text:span text:style-name="T16">Quest 101 Change Description Entry To 2</text:span></text:p>
          <text:p text:style-name="P33"><text:span text:style-name="T8">◆</text:span><text:span text:style-name="T14">Plugin Command：</text:span><text:span text:style-name="T16">Quest 101 Change Subtext Entry To 2</text:span></text:p>
          <text:p text:style-name="P33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5780254875496541542" text:style-name="L7">
        <text:list-item>
          <text:p text:style-name="P45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40447198" text:continue-list="list227107607370649827" text:style-name="L6">
        <text:list-item>
          <text:p text:style-name="P47">restarting quest requires previous removal</text:p>
        </text:list-item>
      </text:list>
      <text:p text:style-name="P24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49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50">Set Movement Route：Horsie </text:span><text:span text:style-name="T49">(Wait)</text:span></text:p>
      <text:p text:style-name="Preformatted_20_Text"><text:soft-page-break/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Move Left</text:span></text:p>
      <text:p text:style-name="Preformatted_20_Text"><text:span text:style-name="T6"><text:s text:c="6"/>：</text:span><text:span text:style-name="T51">Set Movement Route</text:span><text:span text:style-name="T50">：◇SE：Horse (90, 100, 0)</text:span></text:p>
      <text:p text:style-name="Preformatted_20_Text"><text:span text:style-name="T6"><text:s text:c="6"/>：</text:span><text:span text:style-name="T51">Set Movement Route</text:span><text:span text:style-name="T50">：◇Image：MVhorse-solidcolors_run2(0)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Lower Right</text:span></text:p>
      <text:p text:style-name="Preformatted_20_Text"><text:span text:style-name="T6"><text:s text:c="6"/>：</text:span><text:span text:style-name="T51">Set Movement Route</text:span><text:span text:style-name="T50">：◇Move Upper Right</text:span></text:p>
      <text:p text:style-name="Preformatted_20_Text"><text:span text:style-name="T6"><text:s text:c="6"/>：</text:span><text:span text:style-name="T51">Set Movement Route</text:span><text:span text:style-name="T50">：◇Move Upper Right</text:span></text:p>
      <text:p text:style-name="Preformatted_20_Text"><text:span text:style-name="T6"><text:s text:c="6"/>：</text:span><text:span text:style-name="T51">Set Movement Route</text:span><text:span text:style-name="T50">：◇Image：MVhorse-solidcolors_walk(1)</text:span></text:p>
      <text:p text:style-name="Preformatted_20_Text"><text:span text:style-name="T6"><text:s text:c="6"/>：</text:span><text:span text:style-name="T51">Set Movement Route</text:span><text:span text:style-name="T50">：◇Turn toward Player</text:span></text:p>
      <text:p text:style-name="Preformatted_20_Text"><text:span text:style-name="T6"><text:s text:c="6"/>◆</text:span><text:span text:style-name="T52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53">Show Picture：#1, tatieonna03s, Upper Left (0,0), (100%,100%), 255, Normal</text:span></text:p>
      <text:p text:style-name="Preformatted_20_Text"><text:span text:style-name="T6"><text:s text:c="6"/>◆</text:span><text:span text:style-name="T54">Wait：120 frames</text:span></text:p>
      <text:p text:style-name="Preformatted_20_Text"><text:span text:style-name="T6"><text:s text:c="6"/>◆</text:span><text:span text:style-name="T53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49">None, Window, Bottom</text:span></text:p>
      <text:p text:style-name="Preformatted_20_Text"><text:span text:style-name="T6"><text:s text:c="2"/>：</text:span><text:span text:style-name="T51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oft-page-break/><text:span text:style-name="T6">：</text:span><text:span text:style-name="T12">End</text:span></text:p>
      <text:p text:style-name="P24"/>
      <text:h text:style-name="Heading_20_1" text:outline-level="1">YEP_X_AnimatedSV_Enemys</text:h>
      <text:list xml:id="list4607281858934101667" text:style-name="L8">
        <text:list-item>
          <text:p text:style-name="P48">works with and without enabled SV</text:p>
        </text:list-item>
        <text:list-item>
          <text:p text:style-name="P48">setting up with standard SV-spritesheet by adding to Actor/Enemy</text:p>
          <text:p text:style-name="P51">&lt;Sideview Battler: Marsha_Battler_nude&gt;<text:tab/><text:tab/><text:tab/>&lt;= spritesheet in actor/enemy-folder</text:p>
        </text:list-item>
      </text:list>
      <text:p text:style-name="P25">&lt;Sideview Battler Frames: 3&gt;<text:tab/><text:tab/><text:tab/>&lt;= how many frames per animation</text:p>
      <text:p text:style-name="P26">&lt;Sideview Battler Speed: 40&gt;<text:tab/><text:tab/><text:tab/>&lt;=speed of animation higher = slower</text:p>
      <text:p text:style-name="P26">&lt;Sideview Battler Size: 64,64&gt;<text:tab/><text:tab/><text:tab/>&lt;= size of frame</text:p>
      <text:p text:style-name="P26">&lt;Sideview Battler Motion&gt;<text:tab/><text:tab/><text:tab/>&lt;=add for each motion but at least for walk</text:p>
      <text:p text:style-name="P26">Name: Walk</text:p>
      <text:p text:style-name="P26">Index: 0<text:tab/><text:tab/><text:tab/><text:tab/><text:tab/>&lt;= index-position in spritesheet; 0= top-left</text:p>
      <text:p text:style-name="P26">Frames: 3</text:p>
      <text:p text:style-name="P26">Loop</text:p>
      <text:p text:style-name="P26">&lt;/Sideview Battler Motion&gt;</text:p>
      <text:p text:style-name="Text_20_body"/>
      <text:list xml:id="list253022754008657399" text:style-name="L9">
        <text:list-item>
          <text:p text:style-name="P49">using static image:</text:p>
          <text:p text:style-name="P49">same approach but change framecount to 1</text:p>
        </text:list-item>
        <text:list-item>
          <text:p text:style-name="P49">add &lt;Breathing&gt; for Breathing motion</text:p>
        </text:list-item>
      </text:list>
      <text:p text:style-name="Text_20_body"/>
      <text:h text:style-name="P34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34" text:outline-level="1"><text:soft-page-break/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7492625547496112726" text:style-name="L10">
        <text:list-item>
          <text:p text:style-name="P28">if you need to share data between events, add an empty event as a data holder (please add comments that describe the variables)</text:p>
        </text:list-item>
        <text:list-item>
          <text:p text:style-name="P28">now set the variable in one event f.e. As bitmask</text:p>
        </text:list-item>
      </text:list>
      <text:p text:style-name="P4"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7060131339439264670" text:style-name="L11">
        <text:list-item>
          <text:p text:style-name="P29"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/>
      <text:h text:style-name="Heading_20_1" text:outline-level="1">Tease Mechanic</text:h>
      <text:list xml:id="list7739011013918345508" text:style-name="L12">
        <text:list-item>
          <text:p text:style-name="P30">you can tease the enemy to increase tease-meter</text:p>
        </text:list-item>
        <text:list-item>
          <text:p text:style-name="P30">the following custom stats are created via <text:span text:style-name="T44">ICF_ParamsCore</text:span>:</text:p>
          <text:list>
            <text:list-item>
              <text:p text:style-name="P30">lust/lustMax<text:tab/>CPARAM<text:tab/>tease-meter of actor; </text:p>
            </text:list-item>
            <text:list-item>
              <text:p text:style-name="P30">lustGain<text:tab/>NPARAM<text:tab/>resistance to lust; default of 100%, 50% would mean half of damage</text:p>
            </text:list-item>
            <text:list-item>
              <text:p text:style-name="P30">lustRegen<text:tab/>NPARAM<text:tab/>regeneration of Lust over time on map; default 0; implemented in OnStep-event</text:p>
            </text:list-item>
            <text:list-item>
              <text:p text:style-name="P30">alust<text:tab/><text:tab/>NPARAM<text:tab/>lust attack-strength; used in lust damage calculation</text:p>
            </text:list-item>
            <text:list-item>
              <text:p text:style-name="P30">dlust<text:tab/><text:tab/>NPRAMA<text:tab/>lust defense strength;used in lust damage calculation</text:p>
            </text:list-item>
          </text:list>
        </text:list-item>
      </text:list>
      <text:p text:style-name="P11"/>
      <text:list xml:id="list8792478945773370002" text:style-name="L13">
        <text:list-item>
          <text:p text:style-name="P42">Tease-Skill applys tease-stat that uses GALVS_PlaceholderState to apply surrender-State on Lust overflow</text:p>
        </text:list-item>
        <text:list-item>
          <text:p text:style-name="P42">surrender-State is marked as YEP_CustomDeathState</text:p>
        </text:list-item>
        <text:list-item>
          <text:p text:style-name="P50"><text:span text:style-name="T35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31">use HUD_Maker to display lust statusbar on Map-screen</text:p>
        </text:list-item>
      </text:list>
      <text:p text:style-name="P11"><text:soft-page-break/></text:p>
      <text:h text:style-name="P34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!($gameParty.steps() % 10)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34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8648681836723609843" text:style-name="L14">
        <text:list-item>
          <text:p text:style-name="P52">It is possible treat 1 character as 1 file by including "$" at the beginning of the file name.</text:p>
        </text:list-item>
        <text:list-item>
          <text:p text:style-name="P52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52"><text:soft-page-break/>It is also possible to use the "$" and "!" special characters together.</text:p>
        </text:list-item>
      </text:list>
      <text:p text:style-name="P2"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4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4" text:outline-level="1"><text:soft-page-break/>About Tileset Builder (why is this so complicated)</text:h>
      <text:p text:style-name="P16">A drawback in RPGMaker is that you can only use 1 tilesheet collection per map which limits the variants of tiles to use.</text:p>
      <text:p text:style-name="P16"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3844178443411854435" text:style-name="L15">
        <text:list-item>
          <text:p text:style-name="P32">load Game-Project</text:p>
        </text:list-item>
        <text:list-item>
          <text:p text:style-name="P32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7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35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35">You need to </text:span><text:span text:style-name="T36">doubleclick to stamp</text:span><text:span text:style-name="T35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<text:soft-page-break/>Reload Project in Builder</text:p>
      <text:p text:style-name="P20">Now select tiles from parts/MV Tilesheets/ user palette</text:p>
      <text:p text:style-name="P20"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19T20:22:04.84</dc:date>
    <dc:creator>jk jk</dc:creator>
    <meta:editing-duration>P3DT11H28M12S</meta:editing-duration>
    <meta:editing-cycles>45</meta:editing-cycles>
    <meta:generator>OpenOffice/4.1.7$Win32 OpenOffice.org_project/417m1$Build-9800</meta:generator>
    <meta:document-statistic meta:table-count="0" meta:image-count="1" meta:object-count="0" meta:page-count="11" meta:paragraph-count="220" meta:word-count="1698" meta:character-count="11087"/>
  </office:meta>
</office:document-meta>
</file>